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vergence010m" table:style-name="ta1">
        <table:shapes>
          <draw:frame draw:z-index="0" draw:style-name="gr1" draw:text-style-name="P1" svg:width="12.5382in" svg:height="7.2992in" svg:x="6.5614in" svg:y="0.5961in">
            <draw:object draw:notify-on-update-of-ranges="convergence010m.F1:convergence010m.F12 convergence010m.E16:convergence010m.E16 convergence010m.E1:convergence010m.E12 convergence010m.F1:convergence010m.F12 convergence010m.D16:convergence010m.D16 convergence010m.D1:convergence010m.D12 convergence010m.F1:convergence010m.F12 convergence010m.C16:convergence010m.C16 convergence010m.C1:convergence010m.C12 convergence010m.F1:convergence010m.F12 convergence010m.A16:convergence010m.A16 convergence010m.A1:convergence010m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0.000040632" calcext:value-type="float">
            <text:p>4.06E-05</text:p>
          </table:table-cell>
          <table:table-cell office:value-type="float" office:value="0.0015437" calcext:value-type="float">
            <text:p>1.54E-03</text:p>
          </table:table-cell>
          <table:table-cell office:value-type="float" office:value="0.0000000052667" calcext:value-type="float">
            <text:p>5.27E-09</text:p>
          </table:table-cell>
          <table:table-cell office:value-type="float" office:value="0.000000016978" calcext:value-type="float">
            <text:p>1.70E-08</text:p>
          </table:table-cell>
          <table:table-cell office:value-type="float" office:value="0.0015443" calcext:value-type="float">
            <text:p>1.54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80579" calcext:value-type="float">
            <text:p>8.06E-06</text:p>
          </table:table-cell>
          <table:table-cell office:value-type="float" office:value="0.00048591" calcext:value-type="float">
            <text:p>4.86E-04</text:p>
          </table:table-cell>
          <table:table-cell office:value-type="float" office:value="0.00000000053174" calcext:value-type="float">
            <text:p>5.32E-10</text:p>
          </table:table-cell>
          <table:table-cell office:value-type="float" office:value="0.0000000020687" calcext:value-type="float">
            <text:p>2.07E-09</text:p>
          </table:table-cell>
          <table:table-cell office:value-type="float" office:value="0.00048597" calcext:value-type="float">
            <text:p>4.86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4962" calcext:value-type="float">
            <text:p>1.50E-06</text:p>
          </table:table-cell>
          <table:table-cell office:value-type="float" office:value="0.000090076" calcext:value-type="float">
            <text:p>9.01E-05</text:p>
          </table:table-cell>
          <table:table-cell office:value-type="float" office:value="0.00000000001937" calcext:value-type="float">
            <text:p>1.94E-11</text:p>
          </table:table-cell>
          <table:table-cell office:value-type="float" office:value="0.000000000090725" calcext:value-type="float">
            <text:p>9.07E-11</text:p>
          </table:table-cell>
          <table:table-cell office:value-type="float" office:value="0.000090089" calcext:value-type="float">
            <text:p>9.01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20999" calcext:value-type="float">
            <text:p>2.10E-07</text:p>
          </table:table-cell>
          <table:table-cell office:value-type="float" office:value="0.000012312" calcext:value-type="float">
            <text:p>1.23E-05</text:p>
          </table:table-cell>
          <table:table-cell office:value-type="float" office:value="0.00000000000032907" calcext:value-type="float">
            <text:p>3.29E-13</text:p>
          </table:table-cell>
          <table:table-cell office:value-type="float" office:value="0.0000000000017559" calcext:value-type="float">
            <text:p>1.76E-12</text:p>
          </table:table-cell>
          <table:table-cell office:value-type="float" office:value="0.000012314" calcext:value-type="float">
            <text:p>1.23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22818" calcext:value-type="float">
            <text:p>2.28E-08</text:p>
          </table:table-cell>
          <table:table-cell office:value-type="float" office:value="0.000001402" calcext:value-type="float">
            <text:p>1.40E-06</text:p>
          </table:table-cell>
          <table:table-cell office:value-type="float" office:value="3.2528E-015" calcext:value-type="float">
            <text:p>3.25E-15</text:p>
          </table:table-cell>
          <table:table-cell office:value-type="float" office:value="0.000000000000019257" calcext:value-type="float">
            <text:p>1.93E-14</text:p>
          </table:table-cell>
          <table:table-cell office:value-type="float" office:value="0.0000014022" calcext:value-type="float">
            <text:p>1.40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8615" calcext:value-type="float">
            <text:p>1.86E-09</text:p>
          </table:table-cell>
          <table:table-cell office:value-type="float" office:value="0.00000014439" calcext:value-type="float">
            <text:p>1.44E-07</text:p>
          </table:table-cell>
          <table:table-cell office:value-type="float" office:value="2.302E-017" calcext:value-type="float">
            <text:p>2.30E-17</text:p>
          </table:table-cell>
          <table:table-cell office:value-type="float" office:value="1.371E-016" calcext:value-type="float">
            <text:p>1.37E-16</text:p>
          </table:table-cell>
          <table:table-cell office:value-type="float" office:value="0.0000001444" calcext:value-type="float">
            <text:p>1.44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10823" calcext:value-type="float">
            <text:p>1.08E-10</text:p>
          </table:table-cell>
          <table:table-cell office:value-type="float" office:value="0.000000015227" calcext:value-type="float">
            <text:p>1.52E-08</text:p>
          </table:table-cell>
          <table:table-cell office:value-type="float" office:value="5.1202E-018" calcext:value-type="float">
            <text:p>5.12E-18</text:p>
          </table:table-cell>
          <table:table-cell office:value-type="float" office:value="6.9801E-019" calcext:value-type="float">
            <text:p>6.98E-19</text:p>
          </table:table-cell>
          <table:table-cell office:value-type="float" office:value="0.000000015228" calcext:value-type="float">
            <text:p>1.52E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40359" calcext:value-type="float">
            <text:p>4.04E-12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.6668E-018" calcext:value-type="float">
            <text:p>8.67E-18</text:p>
          </table:table-cell>
          <table:table-cell office:value-type="float" office:value="2.4297E-020" calcext:value-type="float">
            <text:p>2.43E-20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91745" calcext:value-type="float">
            <text:p>9.17E-13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8.5942E-018" calcext:value-type="float">
            <text:p>8.59E-18</text:p>
          </table:table-cell>
          <table:table-cell office:value-type="float" office:value="2.3341E-020" calcext:value-type="float">
            <text:p>2.33E-20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6396" calcext:value-type="float">
            <text:p>1.64E-13</text:p>
          </table:table-cell>
          <table:table-cell office:value-type="float" office:value="0.000000000031668" calcext:value-type="float">
            <text:p>3.17E-11</text:p>
          </table:table-cell>
          <table:table-cell office:value-type="float" office:value="7.2229E-018" calcext:value-type="float">
            <text:p>7.22E-18</text:p>
          </table:table-cell>
          <table:table-cell office:value-type="float" office:value="2.3997E-020" calcext:value-type="float">
            <text:p>2.40E-20</text:p>
          </table:table-cell>
          <table:table-cell office:value-type="float" office:value="0.000000000031669" calcext:value-type="float">
            <text:p>3.17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3627" calcext:value-type="float">
            <text:p>2.36E-14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7.8372E-018" calcext:value-type="float">
            <text:p>7.84E-18</text:p>
          </table:table-cell>
          <table:table-cell office:value-type="float" office:value="2.4013E-020" calcext:value-type="float">
            <text:p>2.40E-20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1255E-015" calcext:value-type="float">
            <text:p>3.13E-15</text:p>
          </table:table-cell>
          <table:table-cell office:value-type="float" office:value="0.00000000000056484" calcext:value-type="float">
            <text:p>5.65E-13</text:p>
          </table:table-cell>
          <table:table-cell office:value-type="float" office:value="7.7628E-018" calcext:value-type="float">
            <text:p>7.76E-18</text:p>
          </table:table-cell>
          <table:table-cell office:value-type="float" office:value="2.3628E-020" calcext:value-type="float">
            <text:p>2.36E-20</text:p>
          </table:table-cell>
          <table:table-cell office:value-type="float" office:value="0.00000000000056485" calcext:value-type="float">
            <text:p>5.65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5835E-016" calcext:value-type="float">
            <text:p>4.58E-16</text:p>
          </table:table-cell>
          <table:table-cell office:value-type="float" office:value="0.00000000000010717" calcext:value-type="float">
            <text:p>1.07E-13</text:p>
          </table:table-cell>
          <table:table-cell office:value-type="float" office:value="6.7278E-018" calcext:value-type="float">
            <text:p>6.73E-18</text:p>
          </table:table-cell>
          <table:table-cell office:value-type="float" office:value="2.4069E-020" calcext:value-type="float">
            <text:p>2.41E-20</text:p>
          </table:table-cell>
          <table:table-cell office:value-type="float" office:value="0.00000000000010717" calcext:value-type="float">
            <text:p>1.07E-13</text:p>
          </table:table-cell>
          <table:table-cell/>
        </table:table-row>
        <table:table-row table:style-name="ro1">
          <table:table-cell office:value-type="float" office:value="1.1727E-016" calcext:value-type="float">
            <text:p>1.17E-16</text:p>
          </table:table-cell>
          <table:table-cell office:value-type="float" office:value="0.000000000000077038" calcext:value-type="float">
            <text:p>7.70E-14</text:p>
          </table:table-cell>
          <table:table-cell office:value-type="float" office:value="1.0975E-017" calcext:value-type="float">
            <text:p>1.10E-17</text:p>
          </table:table-cell>
          <table:table-cell office:value-type="float" office:value="2.3921E-020" calcext:value-type="float">
            <text:p>2.39E-20</text:p>
          </table:table-cell>
          <table:table-cell office:value-type="float" office:value="0.000000000000077038" calcext:value-type="float">
            <text:p>7.70E-14</text:p>
          </table:table-cell>
          <table:table-cell/>
        </table:table-row>
        <table:table-row table:style-name="ro1">
          <table:table-cell office:value-type="float" office:value="1.4839E-016" calcext:value-type="float">
            <text:p>1.48E-16</text:p>
          </table:table-cell>
          <table:table-cell office:value-type="float" office:value="0.000000000000079965" calcext:value-type="float">
            <text:p>8.00E-14</text:p>
          </table:table-cell>
          <table:table-cell office:value-type="float" office:value="7.0279E-018" calcext:value-type="float">
            <text:p>7.03E-18</text:p>
          </table:table-cell>
          <table:table-cell office:value-type="float" office:value="2.3683E-020" calcext:value-type="float">
            <text:p>2.37E-20</text:p>
          </table:table-cell>
          <table:table-cell office:value-type="float" office:value="0.000000000000079965" calcext:value-type="float">
            <text:p>8.00E-14</text:p>
          </table:table-cell>
          <table:table-cell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11:47:39.600811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1T11:54:23.749153192</dc:date>
    <meta:editing-duration>PT15M13S</meta:editing-duration>
    <meta:editing-cycles>2</meta:editing-cycles>
    <meta:generator>LibreOffice/6.3.4.2$Linux_X86_64 LibreOffice_project/30$Build-2</meta:generator>
    <meta:document-statistic meta:table-count="1" meta:cell-count="92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8.541cm" xlink:href=".." xlink:type="simple" chart:class="chart:scatter" chart:style-name="ch1">
        <chart:title svg:x="9.623cm" svg:y="0.506cm" chart:style-name="ch2">
          <text:p>Newton's Method Convergence - Smooth Variable Stratification</text:p>
        </chart:title>
        <chart:subtitle svg:x="14.107cm" svg:y="1.655cm" chart:style-name="ch3">
          <text:p>Terrain Height: 10 m</text:p>
        </chart:subtitle>
        <chart:legend chart:legend-position="end" svg:x="24.399cm" svg:y="7.567cm" style:legend-expansion="high" chart:style-name="ch4"/>
        <chart:plot-area chart:style-name="ch5" table:cell-range-address="convergence010m.C1:convergence010m.F12 convergence010m.C16:convergence010m.E16 convergence010m.A16:convergence010m.A16 convergence010m.A1:convergence010m.A12" chart:data-source-has-labels="row" svg:x="1.647cm" svg:y="2.708cm" svg:width="22.116cm" svg:height="14.482cm">
          <chartooo:coordinate-region svg:x="3.274cm" svg:y="2.907cm" svg:width="20.302cm" svg:height="13.636cm"/>
          <chart:axis chart:dimension="x" chart:name="primary-x" chart:style-name="ch6">
            <chart:title svg:x="11.4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convergence010m.E1:convergence010m.E12" chart:label-cell-address="convergence010m.E16:convergence010m.E16" chart:class="chart:scatter">
            <chart:domain table:cell-range-address="convergence010m.F1:convergence010m.F12"/>
            <chart:regression-curve chart:style-name="ch12">
              <chart:equation chart:display-equation="true" chart:display-r-square="false" svg:x="25.317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8"/>
          </chart:series>
          <chart:series chart:style-name="ch15" chart:values-cell-range-address="convergence010m.D1:convergence010m.D12" chart:label-cell-address="convergence010m.D16:convergence010m.D16" chart:class="chart:scatter">
            <chart:data-point chart:repeated="12"/>
          </chart:series>
          <chart:series chart:style-name="ch16" chart:values-cell-range-address="convergence010m.C1:convergence010m.C12" chart:label-cell-address="convergence010m.C16:convergence010m.C16" chart:class="chart:scatter">
            <chart:data-point chart:repeated="12"/>
          </chart:series>
          <chart:series chart:style-name="ch17" chart:values-cell-range-address="convergence010m.A1:convergence010m.A12" chart:label-cell-address="convergence010m.A16:convergence010m.A16" chart:class="chart:scatter">
            <chart:regression-curve chart:style-name="ch18">
              <chart:equation chart:display-equation="true" chart:display-r-square="false" svg:x="25.372cm" svg:y="3.834cm" chart:style-name="ch13"/>
            </chart:regression-curve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convergence010m.E16:convergence010m.E16</svg:desc>
                </draw:g>
              </table:table-cell>
              <table:table-cell office:value-type="string">
                <text:p>Theta Residual L2</text:p>
                <draw:g>
                  <svg:desc>convergence010m.D16:convergence010m.D16</svg:desc>
                </draw:g>
              </table:table-cell>
              <table:table-cell office:value-type="string">
                <text:p>P Residual L2</text:p>
                <draw:g>
                  <svg:desc>convergence010m.C16:convergence010m.C16</svg:desc>
                </draw:g>
              </table:table-cell>
              <table:table-cell office:value-type="string">
                <text:p>U Residual L2</text:p>
                <draw:g>
                  <svg:desc>convergence010m.A16:convergence010m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nvergence010m.F1:convergence010m.F12</svg:desc>
                </draw:g>
              </table:table-cell>
              <table:table-cell office:value-type="float" office:value="0.0015443">
                <text:p>0.0015443</text:p>
                <draw:g>
                  <svg:desc>convergence010m.E1:convergence010m.E12</svg:desc>
                </draw:g>
              </table:table-cell>
              <table:table-cell office:value-type="float" office:value="0.000000016978">
                <text:p>0.000000016978</text:p>
                <draw:g>
                  <svg:desc>convergence010m.D1:convergence010m.D12</svg:desc>
                </draw:g>
              </table:table-cell>
              <table:table-cell office:value-type="float" office:value="0.0000000052667">
                <text:p>0.0000000052667</text:p>
                <draw:g>
                  <svg:desc>convergence010m.C1:convergence010m.C12</svg:desc>
                </draw:g>
              </table:table-cell>
              <table:table-cell office:value-type="float" office:value="0.000040632">
                <text:p>0.000040632</text:p>
                <draw:g>
                  <svg:desc>convergence010m.A1:convergence010m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8597">
                <text:p>0.00048597</text:p>
              </table:table-cell>
              <table:table-cell office:value-type="float" office:value="0.0000000020687">
                <text:p>0.0000000020687</text:p>
              </table:table-cell>
              <table:table-cell office:value-type="float" office:value="0.00000000053174">
                <text:p>0.00000000053174</text:p>
              </table:table-cell>
              <table:table-cell office:value-type="float" office:value="0.0000080579">
                <text:p>0.000008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90089">
                <text:p>0.000090089</text:p>
              </table:table-cell>
              <table:table-cell office:value-type="float" office:value="0.000000000090725">
                <text:p>0.000000000090725</text:p>
              </table:table-cell>
              <table:table-cell office:value-type="float" office:value="0.00000000001937">
                <text:p>0.00000000001937</text:p>
              </table:table-cell>
              <table:table-cell office:value-type="float" office:value="0.0000014962">
                <text:p>0.000001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2314">
                <text:p>0.000012314</text:p>
              </table:table-cell>
              <table:table-cell office:value-type="float" office:value="0.0000000000017559">
                <text:p>0.0000000000017559</text:p>
              </table:table-cell>
              <table:table-cell office:value-type="float" office:value="0.00000000000032907">
                <text:p>0.00000000000032907</text:p>
              </table:table-cell>
              <table:table-cell office:value-type="float" office:value="0.00000020999">
                <text:p>0.00000020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4022">
                <text:p>0.0000014022</text:p>
              </table:table-cell>
              <table:table-cell office:value-type="float" office:value="0.000000000000019257">
                <text:p>0.000000000000019257</text:p>
              </table:table-cell>
              <table:table-cell office:value-type="float" office:value="3.2528E-015">
                <text:p>3.2528E-015</text:p>
              </table:table-cell>
              <table:table-cell office:value-type="float" office:value="0.000000022818">
                <text:p>0.00000002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444">
                <text:p>0.0000001444</text:p>
              </table:table-cell>
              <table:table-cell office:value-type="float" office:value="1.371E-016">
                <text:p>1.371E-016</text:p>
              </table:table-cell>
              <table:table-cell office:value-type="float" office:value="2.302E-017">
                <text:p>2.302E-017</text:p>
              </table:table-cell>
              <table:table-cell office:value-type="float" office:value="0.0000000018615">
                <text:p>0.000000001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15228">
                <text:p>0.000000015228</text:p>
              </table:table-cell>
              <table:table-cell office:value-type="float" office:value="6.9801E-019">
                <text:p>6.9801E-019</text:p>
              </table:table-cell>
              <table:table-cell office:value-type="float" office:value="5.1202E-018">
                <text:p>5.1202E-018</text:p>
              </table:table-cell>
              <table:table-cell office:value-type="float" office:value="0.00000000010823">
                <text:p>0.00000000010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18184">
                <text:p>0.0000000018184</text:p>
              </table:table-cell>
              <table:table-cell office:value-type="float" office:value="2.4297E-020">
                <text:p>2.4297E-020</text:p>
              </table:table-cell>
              <table:table-cell office:value-type="float" office:value="8.6668E-018">
                <text:p>8.6668E-018</text:p>
              </table:table-cell>
              <table:table-cell office:value-type="float" office:value="0.0000000000040359">
                <text:p>0.0000000000040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23749">
                <text:p>0.00000000023749</text:p>
              </table:table-cell>
              <table:table-cell office:value-type="float" office:value="2.3341E-020">
                <text:p>2.3341E-020</text:p>
              </table:table-cell>
              <table:table-cell office:value-type="float" office:value="8.5942E-018">
                <text:p>8.5942E-018</text:p>
              </table:table-cell>
              <table:table-cell office:value-type="float" office:value="0.00000000000091745">
                <text:p>0.0000000000009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31669">
                <text:p>0.000000000031669</text:p>
              </table:table-cell>
              <table:table-cell office:value-type="float" office:value="2.3997E-020">
                <text:p>2.3997E-020</text:p>
              </table:table-cell>
              <table:table-cell office:value-type="float" office:value="7.2229E-018">
                <text:p>7.2229E-018</text:p>
              </table:table-cell>
              <table:table-cell office:value-type="float" office:value="0.00000000000016396">
                <text:p>0.00000000000016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42127">
                <text:p>0.0000000000042127</text:p>
              </table:table-cell>
              <table:table-cell office:value-type="float" office:value="2.4013E-020">
                <text:p>2.4013E-020</text:p>
              </table:table-cell>
              <table:table-cell office:value-type="float" office:value="7.8372E-018">
                <text:p>7.8372E-018</text:p>
              </table:table-cell>
              <table:table-cell office:value-type="float" office:value="0.000000000000023627">
                <text:p>0.000000000000023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56485">
                <text:p>0.00000000000056485</text:p>
              </table:table-cell>
              <table:table-cell office:value-type="float" office:value="2.3628E-020">
                <text:p>2.3628E-020</text:p>
              </table:table-cell>
              <table:table-cell office:value-type="float" office:value="7.7628E-018">
                <text:p>7.7628E-018</text:p>
              </table:table-cell>
              <table:table-cell office:value-type="float" office:value="3.1255E-015">
                <text:p>3.125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